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text-properties fo:background-color="#ffff00"/>
    </style:style>
    <style:style style:name="P2" style:family="paragraph" style:parent-style-name="Text_20_body" style:list-style-name="L2">
      <style:text-properties fo:background-color="#ffff00"/>
    </style:style>
    <style:style style:name="P3" style:family="paragraph" style:parent-style-name="Text_20_body" style:list-style-name="L3">
      <style:text-properties fo:background-color="#ffff00"/>
    </style:style>
    <style:style style:name="P4" style:family="paragraph" style:parent-style-name="Text_20_body">
      <style:text-properties fo:background-color="#ffff00"/>
    </style:style>
    <style:style style:name="P5" style:family="paragraph" style:parent-style-name="Text_20_body" style:list-style-name="L4"/>
    <style:style style:name="P6" style:family="paragraph" style:parent-style-name="Text_20_body" style:list-style-name="L4">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Es importante conocer los datos de la absorción de CO2 en el océano porque el océano juega un papel clave en la regulación del clima global y la absorción de CO2 es una parte importante del ciclo del carbono. El CO2 es uno de los principales gases de efecto invernadero que contribuye al calentamiento global, y el océano es un importante sumidero de carbono que absorbe aproximadamente un tercio del CO2 liberado por la actividad humana.</text:p>
      <text:p text:style-name="Text_20_body">El conocimiento de los datos de absorción de CO2 en el océano es importante para entender el impacto del cambio climático y la actividad humana en el medio ambiente y el clima global. Además, la absorción de CO2 en el océano también puede tener un impacto en la acidificación del océano y la vida marina, lo que puede afectar negativamente los ecosistemas marinos y la pesca.</text:p>
      <text:p text:style-name="Text_20_body">Por lo tanto, conocer los datos de la absorción de CO2 en el océano es importante para informar las políticas y estrategias para mitigar el cambio climático y proteger los ecosistemas marinos y la vida marina. Los modelos de predicción de la absorción de CO2 en el océano basados en técnicas de machine learning pueden ser útiles para proporcionar información adicional y mejorar la comprensión de este fenómeno crítico.</text:p>
      <text:p text:style-name="Text_20_body">La absorción de CO2 en el océano es un proceso natural y necesario que ayuda a regular el clima global y a mantener el equilibrio del ciclo del carbono. Sin embargo, la absorción excesiva de CO2 en el océano puede tener efectos negativos en los ecosistemas marinos y la vida marina.</text:p>
      <text:p text:style-name="Text_20_body">La absorción excesiva de CO2 puede provocar la acidificación del océano, lo que significa que el pH del agua del océano disminuye y se vuelve más ácido. Esto puede tener efectos negativos en los organismos marinos que necesitan ciertos niveles de pH para sobrevivir, como los corales y los moluscos.</text:p>
      <text:p text:style-name="Text_20_body">Además, la acidificación del océano también puede afectar negativamente la pesca y la acuicultura, lo que puede tener un impacto en la seguridad alimentaria y económica.</text:p>
      <text:p text:style-name="Text_20_body">Por lo tanto, en general, es importante encontrar un equilibrio en la absorción de CO2 en el océano para evitar la acidificación excesiva y los efectos negativos en los ecosistemas marinos y la vida marina. Esto puede ser un desafío importante, ya que la absorción de CO2 en el océano es un proceso complejo que está influenciado por una variedad de factores, incluyendo el clima, la actividad humana y los ecosistemas marinos.</text:p>
      <text:p text:style-name="Text_20_body">La concentración de clorofila a puede ser importante para la predicción de la absorción de CO2 en el agua, ya que la fotosíntesis de las plantas y algas marinas puede influir en la capacidad del agua de mar para absorber CO2 de la atmósfera. Durante la fotosíntesis, las plantas y algas absorben CO2 y producen oxígeno como subproducto. Este proceso puede aumentar la alcalinidad del agua de mar, lo que a su vez puede aumentar la capacidad del agua de mar para absorber más CO2.</text:p>
      <text:p text:style-name="Text_20_body">Además, la concentración de clorofila a también puede estar relacionada con otros factores que influyen en la absorción de CO2 en el agua de mar, como la temperatura, la salinidad y la disponibilidad de nutrientes. Por lo tanto, la concentración de clorofila a puede ser una variable importante a tener en cuenta al construir un modelo de predicción de la absorción de CO2 en el agua de mar.</text:p>
      <text:p text:style-name="Text_20_body">Sin embargo, es importante tener en cuenta que la relación entre la concentración de clorofila a y la absorción de CO2 en el agua de mar puede ser compleja y depender de muchos factores. Por lo tanto, es posible que sea necesario explorar varias combinaciones de variables para encontrar la <text:soft-page-break/>mejor combinación de variables predictoras que puedan explicar la absorción de CO2 en el agua de mar con precisión.</text:p>
      <text:p text:style-name="Text_20_body"/>
      <text:list xml:id="list1680345570" text:style-name="L1">
        <text:list-item>
          <text:p text:style-name="P1">Análisis de correlación no lineal: Si las variables no están relacionadas de manera lineal, se puede utilizar técnicas de análisis de correlación no lineal para explorar posibles relaciones.</text:p>
        </text:list-item>
      </text:list>
      <text:list xml:id="list3581891351" text:style-name="L2">
        <text:list-item>
          <text:p text:style-name="P2">Modelos de regresión no lineales: Si las relaciones entre las variables no son lineales, se pueden utilizar modelos de regresión no lineales para explorar posibles relaciones.</text:p>
        </text:list-item>
      </text:list>
      <text:list xml:id="list3538174219" text:style-name="L3">
        <text:list-item>
          <text:p text:style-name="P3">Análisis de componentes principales (PCA): El análisis de componentes principales es una técnica que se utiliza para reducir la dimensionalidad de los datos y explorar posibles relaciones entre las variables.</text:p>
        </text:list-item>
      </text:list>
      <text:p text:style-name="P4"/>
      <text:p text:style-name="Text_20_body">La columna "Chl_a" en el dataset de Glodapv2 Ocean Data se refiere a la concentración de clorofila a en la muestra de agua de mar. La clorofila a es un pigmento fotosintético que se encuentra en las plantas, algas y cianobacterias, y se utiliza como un indicador de la presencia y actividad de la vida vegetal en el agua de mar.</text:p>
      <text:p text:style-name="Text_20_body">La concentración de clorofila a puede variar según la ubicación geográfica y la época del año, y puede ser influenciada por factores como la temperatura, la luz, la disponibilidad de nutrientes y la presencia de contaminantes. En general, la concentración de clorofila a en el agua de mar es un indicador útil de la productividad biológica del océano.</text:p>
      <text:p text:style-name="Text_20_body">La concentración de clorofila a se mide en unidades de concentración de clorofila a por unidad de volumen de agua (por ejemplo, microgramos de clorofila a por litro de agua). La columna "Chl_a" del dataset de Glodapv2 Ocean Data presenta los valores de la concentración de clorofila a en microgramos de clorofila a por litro de agua.</text:p>
      <text:p text:style-name="Standard">"nitrate", ya que las algas necesitan nitrógeno para crecer. También podría ser relevante la columna "silicate", ya que este mineral es importante para el crecimiento de ciertas especies de diatomeas, un tipo de microalgas que son importantes en el ecosistema marino. Sin embargo, es importante destacar que el dataset contiene información sobre muchas variables y no necesariamente todas están directamente relacionadas con las algas.</text:p>
      <text:p text:style-name="Standard"/>
      <text:list xml:id="list3836670622" text:style-name="L4">
        <text:list-item>
          <text:p text:style-name="P6">"phosphate": los niveles de fosfato en el agua pueden ser un factor importante en la proliferación de algas.</text:p>
        </text:list-item>
        <text:list-item>
          <text:p text:style-name="P6">"nitrate": los niveles de nitrato en el agua también pueden influir en el crecimiento de las algas.</text:p>
        </text:list-item>
        <text:list-item>
          <text:p text:style-name="P6">"silicate": los niveles de silicato pueden ser importantes para ciertas especies de algas que requieren silicio para su crecimiento.</text:p>
        </text:list-item>
        <text:list-item>
          <text:p text:style-name="P6">"oxygen": los niveles de oxígeno disuelto en el agua pueden ser importantes para la supervivencia de las algas y otros organismos acuáticos.</text:p>
        </text:list-item>
        <text:list-item>
          <text:p text:style-name="P6">"salinity": la salinidad del agua puede afectar la composición de las comunidades de algas.</text:p>
        </text:list-item>
        <text:list-item>
          <text:p text:style-name="P6">"temperature": la temperatura del agua puede influir en la tasa de crecimiento de las algas y en la composición de la comunidad de algas.</text:p>
        </text:list-item>
        <text:list-item>
          <text:p text:style-name="P6">"depth": la profundidad del agua puede influir en la cantidad y tipo de luz disponible para las algas, lo que puede afectar su crecimiento y composición.</text:p>
        </text:list-item>
        <text:list-item>
          <text:p text:style-name="P5"><text:soft-page-break/>"pressure": la presión del agua puede influir en la disponibilidad de nutrientes y otros factores que afectan el crecimiento de las algas.</text:p>
        </text:list-item>
      </text:list>
      <text:p text:style-name="Standard">Sí, el Total dissolved inorganic carbon (DIC) y la Carbonate ion concentration se encuentran en el conjunto de datos GLodapv2 Ocean Data. El Total dissolved inorganic carbon (DIC) se encuentra en la columna 'tco2', expresado en micromoles por kilogramo de agua de mar, y la Carbonate ion concentration se encuentra en la columna 'talk', expresado en micromoles por kilogramo de agua de mar.</text:p>
      <text:p text:style-name="Standard">En el dataset, la columna "station" se refiere al número de estación de muestreo en la que se recolectaron las muestras. Por otro lado, "phtsinsitutp" se refiere al pH en la escala total en el sitio de muestreo, a la temperatura y presión in situ. Finalmente, "gamma" se refiere a la densidad neutral del agua en kg/m^3, que se utiliza para estimar la circulación oceánica y la mezcla de agua.</text:p>
      <text:p text:style-name="Standard">Sí, gamma puede ser una variable útil para la predicción del mejor punto de muestreo, especialmente si el objetivo es analizar la circulación y la mezcla de agua en el océano. Gamma es una medida de la densidad neutral del agua, que se ve afectada por la temperatura, la salinidad y la presión. Por lo tanto, puede proporcionar información valiosa sobre la estratificación y la mezcla de agua en diferentes regiones del océano. Si se desea modelar la distribución de gamma en función de otras variables, se puede utilizar un modelo de aprendizaje automático para predecir los valores de gamma en diferentes puntos de muestreo y, por lo tanto, identificar las regiones de mayor densidad neutra del agua en el océan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4T17:20:21.457732414</meta:creation-date>
    <dc:date>2023-05-04T20:57:04.412416451</dc:date>
    <meta:editing-duration>PT2H16M2S</meta:editing-duration>
    <meta:editing-cycles>1</meta:editing-cycles>
    <meta:document-statistic meta:table-count="0" meta:image-count="0" meta:object-count="0" meta:page-count="3" meta:paragraph-count="28" meta:word-count="1383" meta:character-count="8213" meta:non-whitespace-character-count="6869"/>
    <meta:generator>LibreOffice/7.3.7.2$Linux_X86_64 LibreOffice_project/30$Build-2</meta:generator>
  </office:meta>
</office:document-meta>
</file>